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490000028606824F45DD7A839D.png" manifest:media-type="image/png"/>
  <manifest:file-entry manifest:full-path="Pictures/100000000000075B00000224AD9C44C74628691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c3db5" officeooo:paragraph-rsid="001c3db5"/>
    </style:style>
    <style:style style:name="P2" style:family="paragraph" style:parent-style-name="Standard">
      <style:text-properties fo:language="en" fo:country="US" officeooo:rsid="001c3db5" officeooo:paragraph-rsid="001c3db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Εικόνα1" text:anchor-type="char" svg:width="17cm" svg:height="5.888cm" draw:z-index="0"><draw:image xlink:href="Pictures/10000000000007490000028606824F45DD7A839D.png" xlink:type="simple" xlink:show="embed" xlink:actuate="onLoad" draw:mime-type="image/png"/></draw:frame></text:p>
      <text:p text:style-name="Standard"/>
      <text:p text:style-name="P1"/>
      <text:p text:style-name="P1"><draw:frame draw:style-name="fr1" draw:name="Εικόνα2" text:anchor-type="char" svg:width="17cm" svg:height="4.946cm" draw:z-index="1"><draw:image xlink:href="Pictures/100000000000075B00000224AD9C44C74628691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l" fo:country="G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l" fo:country="G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22T22:18:15.686000000</dc:date>
    <meta:editing-duration>PT16H18M15S</meta:editing-duration>
    <meta:editing-cycles>2</meta:editing-cycles>
    <meta:generator>LibreOffice/7.2.6.2$Windows_X86_64 LibreOffice_project/b0ec3a565991f7569a5a7f5d24fed7f52653d754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